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6"/>
        <table:table-row>
          <table:table-cell office:value-type="string" office:string-value="user">
            <text:p>user</text:p>
          </table:table-cell>
          <table:table-cell office:value-type="string" office:string-value="mouse_id">
            <text:p>mouse_id</text:p>
          </table:table-cell>
          <table:table-cell office:value-type="string" office:string-value="code">
            <text:p>code</text:p>
          </table:table-cell>
          <table:table-cell office:value-type="string" office:string-value="day">
            <text:p>day</text:p>
          </table:table-cell>
          <table:table-cell office:value-type="string" office:string-value="month">
            <text:p>month</text:p>
          </table:table-cell>
          <table:table-cell office:value-type="string" office:string-value="lineage_bias_expected">
            <text:p>lineage_bias_expected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float" office:value="0.60000000352" table:formula="=0.60000000352">
            <text:p>0.600000004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float" office:value="0.88235293772" table:formula="=0.88235293772">
            <text:p>0.882352938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</meta:editing-cycles>
    <dc:date>2019-03-20T13:34:47</dc:date>
    <meta:creation-date>2019-03-20T13:17:14</meta:creation-date>
    <dc:creator>Samir Akre</dc:creator>
  </office:meta>
</office:document-meta>
</file>